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7.362cm"/>
    </style:style>
    <style:style style:name="gr2" style:family="graphic" style:parent-style-name="standard">
      <style:graphic-properties draw:stroke="none" draw:fill="none" fo:min-height="15.362cm"/>
    </style:style>
    <style:style style:name="P1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7.469cm" svg:height="10.856cm" svg:x="1.731cm" svg:y="1.188cm">
          <draw:text-box>
            <text:p text:style-name="P1"><text:span text:style-name="T1">定義結構</text:span></text:p>
            <text:p text:style-name="P1"><text:span text:style-name="T1"/></text:p>
            <text:p text:style-name="P1"><text:span text:style-name="T1">Type struct <text:s/></text:span></text:p>
            <text:p text:style-name="P1"><text:span text:style-name="T1">{</text:span></text:p>
            <text:p text:style-name="P1"><text:span text:style-name="T1"><text:tab/></text:span><text:span text:style-name="T1">結構成員</text:span><text:span text:style-name="T1">;</text:span></text:p>
            <text:p text:style-name="P1"><text:span text:style-name="T1">}</text:span><text:span text:style-name="T2">別名</text:span><text:span text:style-name="T1">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1" draw:layer="layout" svg:width="11.469cm" svg:height="15.612cm" svg:x="11.831cm" svg:y="1.3cm">
          <draw:text-box>
            <text:p text:style-name="P1"><text:span text:style-name="T1"/></text:p>
            <text:p text:style-name="P1"><text:span text:style-name="T1"/></text:p>
            <text:p text:style-name="P1"><text:span text:style-name="T1">別名 自定義名稱</text:span><text:span text:style-name="T1">;</text:span></text:p>
            <text:p text:style-name="P1"><text:span text:style-name="T2">自定義名稱</text:span><text:span text:style-name="T2">.</text:span><text:span text:style-name="T2">結構成員</text:span></text:p>
            <text:p text:style-name="P1"><text:span text:style-name="T1"/></text:p>
            <text:p text:style-name="P1"><text:span text:style-name="T1">別名</text:span><text:span text:style-name="T3">*</text:span><text:span text:style-name="T1"> <text:s/></text:span><text:span text:style-name="T1">自定義名稱</text:span><text:span text:style-name="T1">;</text:span></text:p>
            <text:p text:style-name="P1"><text:span text:style-name="T2">自定義名稱</text:span><text:span text:style-name="T2">-&gt;</text:span><text:span text:style-name="T2">結構成員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5:30:56.89</meta:creation-date>
    <dc:date>2021-09-13T15:36:13.60</dc:date>
    <dc:creator>frank </dc:creator>
    <meta:editing-duration>PT5M14S</meta:editing-duration>
    <meta:editing-cycles>4</meta:editing-cycles>
    <meta:generator>OpenOffice/4.1.10$Win32 OpenOffice.org_project/4110m2$Build-9807</meta:generator>
    <meta:document-statistic meta:object-count="2"/>
  </office:meta>
</office:document-meta>
</file>